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000000298B7E992D1165EEFF0.png" manifest:media-type="image/png"/>
  <manifest:file-entry manifest:full-path="Pictures/10000201000003C80000025067E695AF33F3FC79.png" manifest:media-type="image/png"/>
  <manifest:file-entry manifest:full-path="Pictures/1000020100000588000003B0DDEBF491A2D384D6.png" manifest:media-type="image/png"/>
  <manifest:file-entry manifest:full-path="Pictures/1000020100000430000002C85ED8E933A69E66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3cd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<text:span text:style-name="T1">CHEST X-RAY VAL PNEUMONIA IMAGES</text:span></text:p>
      <text:p text:style-name="P1"/>
      <text:p text:style-name="P1"><draw:frame draw:style-name="fr1" draw:name="Image1" text:anchor-type="paragraph" svg:width="17cm" svg:height="10.396cm" draw:z-index="0"><draw:image xlink:href="Pictures/10000201000003C80000025067E695AF33F3FC79.png" xlink:type="simple" xlink:show="embed" xlink:actuate="onLoad" loext:mime-type="image/png"/></draw:frame></text:p>
      <text:p text:style-name="P1"><draw:frame draw:style-name="fr2" draw:name="Image2" text:anchor-type="paragraph" svg:x="0cm" svg:y="0.917cm" svg:width="17cm" svg:height="11.291cm" draw:z-index="1"><draw:image xlink:href="Pictures/1000020100000430000002C85ED8E933A69E66BF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" draw:name="Image3" text:anchor-type="paragraph" svg:width="17cm" svg:height="9.798cm" draw:z-index="2"><draw:image xlink:href="Pictures/100002010000048000000298B7E992D1165EEFF0.png" xlink:type="simple" xlink:show="embed" xlink:actuate="onLoad" loext:mime-type="image/png"/></draw:frame></text:p>
      <text:p text:style-name="P1"><draw:frame draw:style-name="fr1" draw:name="Image4" text:anchor-type="paragraph" svg:width="17cm" svg:height="11.333cm" draw:z-index="3"><draw:image xlink:href="Pictures/1000020100000588000003B0DDEBF491A2D384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8:52.185437957</meta:creation-date>
    <dc:date>2020-07-07T11:40:27.336096902</dc:date>
    <meta:editing-duration>PT1M36S</meta:editing-duration>
    <meta:editing-cycles>1</meta:editing-cycles>
    <meta:document-statistic meta:table-count="0" meta:image-count="4" meta:object-count="0" meta:page-count="2" meta:paragraph-count="1" meta:word-count="5" meta:character-count="55" meta:non-whitespace-character-count="28"/>
    <meta:generator>LibreOffice/6.1.6.3$Linux_X86_64 LibreOffice_project/10$Build-3</meta:generator>
  </office:meta>
</office:document-meta>
</file>